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R" svg:font-family="TR" style:font-pitch="variable"/>
  </office:font-face-decls>
  <office:automatic-styles>
    <style:style style:name="dp1" style:family="drawing-page"/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4.5cm" fo:min-width="13.75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4.5cm" fo:min-width="4.25cm"/>
      <style:paragraph-properties style:writing-mode="lr-tb"/>
    </style:style>
    <style:style style:name="gr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25cm" fo:min-width="0cm"/>
      <style:paragraph-properties style:writing-mode="lr-tb"/>
    </style:style>
    <style:style style:name="gr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25cm" fo:min-width="0cm"/>
    </style:style>
    <style:style style:name="gr5" style:family="graphic" style:parent-style-name="standard">
      <style:graphic-properties svg:stroke-color="#000000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949cm"/>
      <style:paragraph-properties style:writing-mode="lr-tb"/>
    </style:style>
    <style:style style:name="gr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5cm" fo:min-width="0cm"/>
      <style:paragraph-properties style:writing-mode="lr-tb"/>
    </style:style>
    <style:style style:name="gr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5cm" fo:min-width="0cm"/>
    </style:style>
    <style:style style:name="gr1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104cm" fo:min-width="0cm"/>
    </style:style>
    <style:style style:name="gr11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2" style:family="graphic" style:parent-style-name="standard">
      <style:graphic-properties draw:stroke="none" draw:fill="none" draw:fill-color="#ffffff" draw:auto-grow-width="true" fo:min-height="0.685cm" fo:min-width="2.0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Liberation Sans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25cm" svg:height="4.75cm" svg:x="5.55cm" svg:y="2.8cm">
          <text:p text:style-name="P1"><text:span text:style-name="T1">Arduino Pro Micr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75cm" svg:height="4.75cm" svg:x="23.05cm" svg:y="2.8cm">
          <text:p text:style-name="P1"><text:span text:style-name="T1">RC</text:span></text:p>
          <text:p text:style-name="P1"><text:span text:style-name="T1">Recei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0.5cm" svg:height="0.5cm" svg:x="22.55cm" svg:y="3.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4" draw:id="id4" draw:layer="layout" svg:width="0.5cm" svg:height="0.5cm" svg:x="22.55cm" svg:y="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6" draw:id="id6" draw:layer="layout" svg:width="0.5cm" svg:height="0.5cm" svg:x="22.55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" draw:id="id1" draw:layer="layout" svg:width="0.5cm" svg:height="0.5cm" svg:x="19.808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3" draw:id="id3" draw:layer="layout" svg:width="0.5cm" svg:height="0.5cm" svg:x="19.808cm" svg:y="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5" draw:id="id5" draw:layer="layout" svg:width="0.5cm" svg:height="0.5cm" svg:x="19.808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20.308cm" svg:y1="3.65cm" svg:x2="22.55cm" svg:y2="3.65cm" draw:start-shape="id1" draw:start-glue-point="1" draw:end-shape="id2" draw:end-glue-point="3" svg:d="M20308 3650h2242" svg:viewBox="0 0 2243 1">
          <text:p/>
        </draw:connector>
        <draw:connector draw:style-name="gr5" draw:text-style-name="P1" draw:layer="layout" svg:x1="20.308cm" svg:y1="4.45cm" svg:x2="22.55cm" svg:y2="4.45cm" draw:start-shape="id3" draw:start-glue-point="1" draw:end-shape="id4" draw:end-glue-point="3" svg:d="M20308 4450h2242" svg:viewBox="0 0 2243 1">
          <text:p/>
        </draw:connector>
        <draw:connector draw:style-name="gr5" draw:text-style-name="P1" xml:id="id7" draw:id="id7" draw:layer="layout" svg:x1="20.308cm" svg:y1="5.25cm" svg:x2="22.55cm" svg:y2="5.25cm" draw:start-shape="id5" draw:start-glue-point="1" draw:end-shape="id6" draw:end-glue-point="3" svg:d="M20308 5250h2242" svg:viewBox="0 0 2243 1">
          <text:p/>
        </draw:connector>
        <draw:frame draw:style-name="gr6" draw:text-style-name="P5" draw:layer="layout" svg:width="1.75cm" svg:height="1cm" svg:x="23.05cm" svg:y="3.05cm">
          <draw:text-box>
            <text:p text:style-name="P4"><text:span text:style-name="T1">SPort</text:span></text:p>
          </draw:text-box>
        </draw:frame>
        <draw:frame draw:style-name="gr6" draw:text-style-name="P5" draw:layer="layout" svg:width="1.75cm" svg:height="1cm" svg:x="23.05cm" svg:y="3.95cm">
          <draw:text-box>
            <text:p text:style-name="P4"><text:span text:style-name="T1">VCC</text:span></text:p>
          </draw:text-box>
        </draw:frame>
        <draw:frame draw:style-name="gr6" draw:text-style-name="P5" draw:layer="layout" svg:width="1.75cm" svg:height="1cm" svg:x="23.05cm" svg:y="4.75cm">
          <draw:text-box>
            <text:p text:style-name="P4"><text:span text:style-name="T1">GND</text:span></text:p>
          </draw:text-box>
        </draw:frame>
        <draw:frame draw:style-name="gr6" draw:text-style-name="P5" draw:layer="layout" svg:width="1.75cm" svg:height="1cm" svg:x="18.05cm" svg:y="3.05cm">
          <draw:text-box>
            <text:p text:style-name="P4"><text:span text:style-name="T1">D8</text:span></text:p>
          </draw:text-box>
        </draw:frame>
        <draw:frame draw:style-name="gr7" draw:text-style-name="P5" draw:layer="layout" svg:width="2cm" svg:height="1.199cm" svg:x="17.8cm" svg:y="3.851cm">
          <draw:text-box>
            <text:p text:style-name="P4"><text:span text:style-name="T1">VRAW</text:span></text:p>
          </draw:text-box>
        </draw:frame>
        <draw:frame draw:style-name="gr6" draw:text-style-name="P5" draw:layer="layout" svg:width="1.75cm" svg:height="1cm" svg:x="18.05cm" svg:y="4.75cm">
          <draw:text-box>
            <text:p text:style-name="P4"><text:span text:style-name="T1">GND</text:span></text:p>
          </draw:text-box>
        </draw:frame>
        <draw:custom-shape draw:style-name="gr2" draw:text-style-name="P2" draw:layer="layout" svg:width="4.75cm" svg:height="4.75cm" svg:x="16.15cm" svg:y="12cm">
          <text:p text:style-name="P1"><text:span text:style-name="T1">BMP</text:span></text:p>
          <text:p text:style-name="P1"><text:span text:style-name="T1">28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9" draw:id="id9" draw:layer="layout" svg:width="0.5cm" svg:height="0.5cm" svg:x="18.708cm" svg:y="7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1" draw:id="id11" draw:layer="layout" svg:width="0.5cm" svg:height="0.5cm" svg:x="17.808cm" svg:y="7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3" draw:id="id13" draw:layer="layout" svg:width="0.5cm" svg:height="0.5cm" svg:x="16.908cm" svg:y="7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7" draw:id="id27" draw:layer="layout" svg:width="0.5cm" svg:height="0.5cm" svg:x="19.608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0" draw:id="id10" draw:layer="layout" svg:width="0.5cm" svg:height="0.5cm" svg:x="18.708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2" draw:id="id12" draw:layer="layout" svg:width="0.5cm" svg:height="0.5cm" svg:x="17.808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4" draw:id="id14" draw:layer="layout" svg:width="0.5cm" svg:height="0.5cm" svg:x="16.908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line-skew="9.471cm" svg:x1="21.429cm" svg:y1="5.25cm" svg:x2="3.75cm" svg:y2="17.8cm" draw:start-shape="id7" draw:start-glue-point="0" draw:end-shape="id8" draw:end-glue-point="0" svg:d="M21429 5250h71v12550h-17750" svg:viewBox="0 0 17751 12551">
          <text:p/>
        </draw:connector>
        <draw:connector draw:style-name="gr5" draw:text-style-name="P1" draw:layer="layout" svg:x1="18.958cm" svg:y1="8.05cm" svg:x2="18.958cm" svg:y2="11.5cm" draw:start-shape="id9" draw:start-glue-point="2" draw:end-shape="id10" draw:end-glue-point="0" svg:d="M18958 8050v3450" svg:viewBox="0 0 1 3451">
          <text:p/>
        </draw:connector>
        <draw:connector draw:style-name="gr5" draw:text-style-name="P1" draw:layer="layout" svg:x1="18.058cm" svg:y1="8.05cm" svg:x2="18.058cm" svg:y2="11.5cm" draw:start-shape="id11" draw:start-glue-point="2" draw:end-shape="id12" draw:end-glue-point="0" svg:d="M18058 8050v3450" svg:viewBox="0 0 1 3451">
          <text:p/>
        </draw:connector>
        <draw:connector draw:style-name="gr5" draw:text-style-name="P1" draw:layer="layout" svg:x1="17.158cm" svg:y1="8.05cm" svg:x2="17.158cm" svg:y2="11.5cm" draw:start-shape="id13" draw:start-glue-point="2" draw:end-shape="id14" draw:end-glue-point="0" svg:d="M17158 8050v3450" svg:viewBox="0 0 1 3451">
          <text:p/>
        </draw:connector>
        <draw:frame draw:style-name="gr6" draw:text-style-name="P5" draw:layer="layout" svg:width="1.75cm" svg:height="1cm" svg:x="19cm" svg:y="12cm">
          <draw:text-box>
            <text:p text:style-name="P4"><text:span text:style-name="T1">GND</text:span></text:p>
          </draw:text-box>
        </draw:frame>
        <draw:frame draw:style-name="gr6" draw:text-style-name="P5" draw:layer="layout" svg:width="1.75cm" svg:height="1cm" svg:x="18cm" svg:y="12cm">
          <draw:text-box>
            <text:p text:style-name="P4"><text:span text:style-name="T1">VIN</text:span></text:p>
          </draw:text-box>
        </draw:frame>
        <draw:frame draw:style-name="gr6" draw:text-style-name="P5" draw:layer="layout" svg:width="1.75cm" svg:height="1cm" svg:x="17.1cm" svg:y="12cm">
          <draw:text-box>
            <text:p text:style-name="P4"><text:span text:style-name="T1">SCL</text:span></text:p>
          </draw:text-box>
        </draw:frame>
        <draw:frame draw:style-name="gr6" draw:text-style-name="P5" draw:layer="layout" svg:width="1.75cm" svg:height="1cm" svg:x="16.1cm" svg:y="12cm">
          <draw:text-box>
            <text:p text:style-name="P4"><text:span text:style-name="T1">SDA</text:span></text:p>
          </draw:text-box>
        </draw:frame>
        <draw:frame draw:style-name="gr6" draw:text-style-name="P5" draw:layer="layout" svg:width="1.75cm" svg:height="1cm" svg:x="16.1cm" svg:y="6.7cm">
          <draw:text-box>
            <text:p text:style-name="P4"><text:span text:style-name="T1">D2</text:span></text:p>
          </draw:text-box>
        </draw:frame>
        <draw:frame draw:style-name="gr6" draw:text-style-name="P5" draw:layer="layout" svg:width="1.75cm" svg:height="1cm" svg:x="17.2cm" svg:y="6.7cm">
          <draw:text-box>
            <text:p text:style-name="P4"><text:span text:style-name="T1">D3</text:span></text:p>
          </draw:text-box>
        </draw:frame>
        <draw:frame draw:style-name="gr6" draw:text-style-name="P5" draw:layer="layout" svg:width="1.75cm" svg:height="1cm" svg:x="18.2cm" svg:y="6.7cm">
          <draw:text-box>
            <text:p text:style-name="P4"><text:span text:style-name="T1">VCC</text:span></text:p>
          </draw:text-box>
        </draw:frame>
        <draw:custom-shape draw:style-name="gr2" draw:text-style-name="P2" draw:layer="layout" svg:width="4.75cm" svg:height="4.75cm" svg:x="10.751cm" svg:y="12cm">
          <text:p text:style-name="P1"><text:span text:style-name="T1">NEO</text:span></text:p>
          <text:p text:style-name="P1"><text:span text:style-name="T1">GP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7" draw:id="id17" draw:layer="layout" svg:width="0.5cm" svg:height="0.5cm" svg:x="14.209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5" draw:id="id15" draw:layer="layout" svg:width="0.5cm" svg:height="0.5cm" svg:x="13.309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9" draw:id="id19" draw:layer="layout" svg:width="0.5cm" svg:height="0.5cm" svg:x="12.409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5cm" svg:height="0.5cm" svg:x="11.509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1.75cm" svg:height="1cm" svg:x="13.601cm" svg:y="12cm">
          <draw:text-box>
            <text:p text:style-name="P4"><text:span text:style-name="T1">GND</text:span></text:p>
          </draw:text-box>
        </draw:frame>
        <draw:frame draw:style-name="gr6" draw:text-style-name="P5" draw:layer="layout" svg:width="1.75cm" svg:height="1cm" svg:x="12.601cm" svg:y="12cm">
          <draw:text-box>
            <text:p text:style-name="P4"><text:span text:style-name="T1">VIN</text:span></text:p>
          </draw:text-box>
        </draw:frame>
        <draw:frame draw:style-name="gr6" draw:text-style-name="P5" draw:layer="layout" svg:width="1.75cm" svg:height="1cm" svg:x="11.701cm" svg:y="12cm">
          <draw:text-box>
            <text:p text:style-name="P4"><text:span text:style-name="T1">TX</text:span></text:p>
          </draw:text-box>
        </draw:frame>
        <draw:frame draw:style-name="gr6" draw:text-style-name="P5" draw:layer="layout" svg:width="1.75cm" svg:height="1cm" svg:x="10.701cm" svg:y="12cm">
          <draw:text-box>
            <text:p text:style-name="P4"><text:span text:style-name="T1">RX</text:span></text:p>
          </draw:text-box>
        </draw:frame>
        <draw:custom-shape draw:style-name="gr4" draw:text-style-name="P3" xml:id="id18" draw:id="id18" draw:layer="layout" svg:width="0.5cm" svg:height="0.5cm" svg:x="14.208cm" svg:y="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6" draw:id="id16" draw:layer="layout" svg:width="0.5cm" svg:height="0.5cm" svg:x="13.308cm" svg:y="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0" draw:id="id20" draw:layer="layout" svg:width="0.5cm" svg:height="0.5cm" svg:x="12.408cm" svg:y="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1.75cm" svg:height="1cm" svg:x="12.7cm" svg:y="6.701cm">
          <draw:text-box>
            <text:p text:style-name="P4"><text:span text:style-name="T1">VCC</text:span></text:p>
          </draw:text-box>
        </draw:frame>
        <draw:connector draw:style-name="gr5" draw:text-style-name="P1" draw:layer="layout" svg:x1="13.559cm" svg:y1="11.5cm" svg:x2="13.558cm" svg:y2="8.051cm" draw:start-shape="id15" draw:start-glue-point="0" draw:end-shape="id16" draw:end-glue-point="2" svg:d="M13559 11500v-1724h-1v-1725" svg:viewBox="0 0 2 3450">
          <text:p/>
        </draw:connector>
        <draw:connector draw:style-name="gr5" draw:text-style-name="P1" draw:layer="layout" svg:x1="14.459cm" svg:y1="11.5cm" svg:x2="14.458cm" svg:y2="8.051cm" draw:start-shape="id17" draw:start-glue-point="0" draw:end-shape="id18" draw:end-glue-point="2" svg:d="M14459 11500v-1724h-1v-1725" svg:viewBox="0 0 2 3450">
          <text:p/>
        </draw:connector>
        <draw:connector draw:style-name="gr5" draw:text-style-name="P1" draw:layer="layout" svg:x1="12.659cm" svg:y1="11.5cm" svg:x2="12.658cm" svg:y2="8.051cm" draw:start-shape="id19" draw:start-glue-point="0" draw:end-shape="id20" draw:end-glue-point="2" svg:d="M12659 11500v-1724h-1v-1725" svg:viewBox="0 0 2 3450">
          <text:p/>
        </draw:connector>
        <draw:frame draw:style-name="gr6" draw:text-style-name="P5" draw:layer="layout" svg:width="1.75cm" svg:height="1cm" svg:x="13.7cm" svg:y="6.701cm">
          <draw:text-box>
            <text:p text:style-name="P4"><text:span text:style-name="T1">GND</text:span></text:p>
          </draw:text-box>
        </draw:frame>
        <draw:frame draw:style-name="gr6" draw:text-style-name="P5" draw:layer="layout" svg:width="1.75cm" svg:height="1cm" svg:x="11.7cm" svg:y="6.701cm">
          <draw:text-box>
            <text:p text:style-name="P4"><text:span text:style-name="T1">RX</text:span></text:p>
          </draw:text-box>
        </draw:frame>
        <draw:custom-shape draw:style-name="gr8" draw:text-style-name="P3" xml:id="id21" draw:id="id21" draw:layer="layout" svg:width="0.5cm" svg:height="1.75cm" svg:x="3.5cm" svg:y="12.55cm">
          <text:p text:style-name="P1"/>
          <draw:enhanced-geometry svg:viewBox="0 0 21600 21600" draw:type="rectangle" draw:enhanced-path="M 0 0 L 21600 0 21600 21600 0 21600 0 0 Z N"/>
        </draw:custom-shape>
        <draw:custom-shape draw:style-name="gr9" draw:text-style-name="P3" xml:id="id22" draw:id="id22" draw:layer="layout" svg:width="0.5cm" svg:height="1.75cm" svg:x="3.5cm" svg:y="15.35cm">
          <text:p/>
          <draw:enhanced-geometry svg:viewBox="0 0 21600 21600" draw:type="rectangle" draw:enhanced-path="M 0 0 L 21600 0 21600 21600 0 21600 0 0 Z N"/>
        </draw:custom-shape>
        <draw:connector draw:style-name="gr5" draw:text-style-name="P1" xml:id="id25" draw:id="id25" draw:layer="layout" svg:x1="3.75cm" svg:y1="14.3cm" svg:x2="3.75cm" svg:y2="15.35cm" draw:start-shape="id21" draw:start-glue-point="2" draw:end-shape="id22" draw:end-glue-point="0" svg:d="M3750 14300v1050" svg:viewBox="0 0 1 1051">
          <text:p/>
        </draw:connector>
        <draw:custom-shape draw:style-name="gr10" draw:text-style-name="P3" xml:id="id23" draw:id="id23" draw:layer="layout" svg:width="0.5cm" svg:height="0.5cm" svg:x="1.65cm" svg:y="11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1" draw:layer="layout" svg:x1="3.75cm" svg:y1="12.55cm" svg:x2="2.15cm" svg:y2="12cm" draw:start-shape="id21" draw:start-glue-point="0" draw:end-shape="id23" draw:end-glue-point="10" svg:d="M3750 12550v-550h-1600" svg:viewBox="0 0 1601 551">
          <text:p/>
        </draw:connector>
        <draw:custom-shape draw:style-name="gr10" draw:text-style-name="P3" xml:id="id24" draw:id="id24" draw:layer="layout" svg:width="0.5cm" svg:height="0.5cm" svg:x="1.75cm" svg:y="17.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1" xml:id="id8" draw:id="id8" draw:layer="layout" svg:x1="3.75cm" svg:y1="17.1cm" svg:x2="2.25cm" svg:y2="17.8cm" draw:start-shape="id22" draw:start-glue-point="2" draw:end-shape="id24" draw:end-glue-point="10" svg:d="M3750 17100v700h-1500" svg:viewBox="0 0 1501 701">
          <text:p/>
        </draw:connector>
        <draw:custom-shape draw:style-name="gr4" draw:text-style-name="P3" xml:id="id26" draw:id="id26" draw:layer="layout" svg:width="0.5cm" svg:height="0.5cm" svg:x="6.308cm" svg:y="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1.75cm" svg:height="1cm" svg:x="5.7cm" svg:y="6.701cm">
          <draw:text-box>
            <text:p text:style-name="P4"><text:span text:style-name="T1">A0</text:span></text:p>
          </draw:text-box>
        </draw:frame>
        <draw:connector draw:style-name="gr5" draw:text-style-name="P1" draw:layer="layout" draw:line-skew="3.574cm" svg:x1="3.75cm" svg:y1="14.825cm" svg:x2="6.558cm" svg:y2="8.051cm" draw:start-shape="id25" draw:start-glue-point="0" draw:end-shape="id26" draw:end-glue-point="2" svg:d="M3750 14825v-75h2808v-6699" svg:viewBox="0 0 2809 6775">
          <text:p/>
        </draw:connector>
        <draw:connector draw:style-name="gr5" draw:text-style-name="P1" draw:layer="layout" draw:line-skew="0cm 0.691cm" svg:x1="19.858cm" svg:y1="11.5cm" svg:x2="20.308cm" svg:y2="5.25cm" draw:start-shape="id27" draw:start-glue-point="0" draw:end-shape="id5" draw:end-glue-point="1" svg:d="M19858 11500v-3000h1642v-3250h-1192" svg:viewBox="0 0 1643 6251">
          <text:p/>
        </draw:connector>
        <draw:frame draw:style-name="gr6" draw:text-style-name="P5" draw:layer="layout" svg:width="1.75cm" svg:height="1cm" svg:x="3.801cm" svg:y="13.1cm">
          <draw:text-box>
            <text:p text:style-name="P4"><text:span text:style-name="T1">15k</text:span></text:p>
          </draw:text-box>
        </draw:frame>
        <draw:frame draw:style-name="gr6" draw:text-style-name="P5" draw:layer="layout" svg:width="1.75cm" svg:height="1cm" svg:x="3.801cm" svg:y="15.8cm">
          <draw:text-box>
            <text:p text:style-name="P4"><text:span text:style-name="T1">3,3k</text:span></text:p>
          </draw:text-box>
        </draw:frame>
        <draw:frame draw:style-name="gr6" draw:text-style-name="P5" draw:layer="layout" svg:width="1.75cm" svg:height="1.199cm" svg:x="1.001cm" svg:y="14.001cm">
          <draw:text-box>
            <text:p text:style-name="P4"><text:span text:style-name="T1">3S</text:span></text:p>
            <text:p text:style-name="P4"><text:span text:style-name="T1">LiPo</text:span></text:p>
          </draw:text-box>
        </draw:frame>
        <draw:frame draw:style-name="gr6" draw:text-style-name="P5" draw:layer="layout" svg:width="1.75cm" svg:height="1cm" svg:x="1.001cm" svg:y="10.9cm">
          <draw:text-box>
            <text:p text:style-name="P4"><text:span text:style-name="T1">VBatt</text:span></text:p>
          </draw:text-box>
        </draw:frame>
        <draw:frame draw:style-name="gr6" draw:text-style-name="P5" draw:layer="layout" svg:width="1.75cm" svg:height="1cm" svg:x="1.001cm" svg:y="16.7cm">
          <draw:text-box>
            <text:p text:style-name="P4"><text:span text:style-name="T1">Gnd</text:span></text:p>
          </draw:text-box>
        </draw:frame>
        <draw:frame draw:style-name="gr11" draw:text-style-name="P6" draw:layer="layout" svg:width="27.7cm" svg:height="1cm" svg:x="1cm" svg:y="1.25cm">
          <draw:text-box>
            <text:p text:style-name="P1">OpenSPortSensor Prototype wiring Arduino Pro Micro </text:p>
          </draw:text-box>
        </draw:frame>
        <draw:frame draw:style-name="gr12" draw:text-style-name="P7" draw:layer="layout" svg:width="3.002cm" svg:height="0.935cm" svg:x="25.978cm" svg:y="19.05cm">
          <draw:text-box>
            <text:p><text:span text:style-name="T2"><text:date style:data-style-name="D5" text:date-value="2024-02-08">8. Feb 2024</text:date></text:span><text:span text:style-name="T2"><text:tab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R" svg:font-family="T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land Schäuble</meta:initial-creator>
    <meta:creation-date>2024-02-08T08:14:00.847474511</meta:creation-date>
    <dc:date>2024-02-08T09:20:19.144976346</dc:date>
    <dc:creator>Roland Schäuble</dc:creator>
    <meta:editing-duration>PT1H6M19S</meta:editing-duration>
    <meta:editing-cycles>2</meta:editing-cycles>
    <meta:generator>LibreOffice/7.4.7.2$Linux_X86_64 LibreOffice_project/40$Build-2</meta:generator>
    <meta:document-statistic meta:object-count="72"/>
  </office:meta>
</office:document-meta>
</file>